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officeooo:rsid="0025f6f1" officeooo:paragraph-rsid="0025f6f1"/>
    </style:style>
    <style:style style:name="P2" style:family="paragraph" style:parent-style-name="Heading_20_2">
      <style:text-properties officeooo:rsid="002738fe" officeooo:paragraph-rsid="002738fe"/>
    </style:style>
    <style:style style:name="P3" style:family="paragraph" style:parent-style-name="Heading_20_2">
      <style:text-properties officeooo:rsid="00291972" officeooo:paragraph-rsid="00291972"/>
    </style:style>
    <style:style style:name="P4" style:family="paragraph" style:parent-style-name="Heading_20_2">
      <style:text-properties officeooo:rsid="0029530b" officeooo:paragraph-rsid="0029530b"/>
    </style:style>
    <style:style style:name="P5" style:family="paragraph" style:parent-style-name="Standard" style:list-style-name="L2">
      <style:paragraph-properties fo:text-align="justify" style:justify-single-word="false"/>
      <style:text-properties officeooo:rsid="002738fe" officeooo:paragraph-rsid="002738fe"/>
    </style:style>
    <style:style style:name="P6" style:family="paragraph" style:parent-style-name="Standard" style:list-style-name="L4">
      <style:text-properties fo:color="#d4d4d4" loext:opacity="100%" style:font-name="Consolas" fo:font-size="10.5pt" fo:font-weight="normal" officeooo:rsid="00291972" officeooo:paragraph-rsid="00291972" fo:background-color="#1e1e1e"/>
    </style:style>
    <style:style style:name="P7" style:family="paragraph" style:parent-style-name="Standard">
      <style:text-properties fo:color="#d4d4d4" loext:opacity="100%" style:font-name="Consolas" fo:font-size="10.5pt" fo:font-weight="normal" officeooo:rsid="00291972" officeooo:paragraph-rsid="00291972" fo:background-color="#1e1e1e"/>
    </style:style>
    <style:style style:name="P8" style:family="paragraph" style:parent-style-name="Standard">
      <style:text-properties fo:color="#d4d4d4" loext:opacity="100%" style:font-name="Consolas" fo:font-size="10.5pt" fo:font-weight="normal" officeooo:rsid="00291972" officeooo:paragraph-rsid="0029530b" fo:background-color="#1e1e1e"/>
    </style:style>
    <style:style style:name="P9" style:family="paragraph" style:parent-style-name="Standard">
      <style:text-properties fo:color="#d4d4d4" loext:opacity="100%" style:font-name="Consolas" fo:font-size="10.5pt" fo:font-weight="normal" officeooo:rsid="00291972" officeooo:paragraph-rsid="0029530b" fo:background-color="transparent"/>
    </style:style>
    <style:style style:name="P10" style:family="paragraph" style:parent-style-name="Standard">
      <style:paragraph-properties fo:margin-left="2cm" fo:margin-right="0cm" style:line-height-at-least="0.503cm" fo:text-indent="0cm" style:auto-text-indent="false"/>
      <style:text-properties fo:color="#d4d4d4" loext:opacity="100%" fo:background-color="#1e1e1e"/>
    </style:style>
    <style:style style:name="P11" style:family="paragraph" style:parent-style-name="Standard" style:list-style-name="L2">
      <style:paragraph-properties fo:text-align="justify" style:justify-single-word="false"/>
      <style:text-properties officeooo:paragraph-rsid="002738fe"/>
    </style:style>
    <style:style style:name="P12" style:family="paragraph" style:parent-style-name="Standard">
      <style:text-properties style:use-window-font-color="true" loext:opacity="0%" style:font-name="Consolas" fo:font-size="10.5pt" fo:font-weight="normal" officeooo:rsid="0029530b" officeooo:paragraph-rsid="0029530b" fo:background-color="transparent"/>
    </style:style>
    <style:style style:name="P13" style:family="paragraph" style:parent-style-name="Standard">
      <style:text-properties officeooo:rsid="002339d5" officeooo:paragraph-rsid="00291972"/>
    </style:style>
    <style:style style:name="P14" style:family="paragraph" style:parent-style-name="Text_20_body" style:list-style-name="L1">
      <style:text-properties officeooo:paragraph-rsid="0025f6f1"/>
    </style:style>
    <style:style style:name="P15" style:family="paragraph" style:parent-style-name="Text_20_body" style:list-style-name="L3">
      <style:text-properties officeooo:rsid="002738fe" officeooo:paragraph-rsid="002738fe"/>
    </style:style>
    <style:style style:name="P16" style:family="paragraph" style:parent-style-name="Text_20_body" style:list-style-name="L3">
      <style:text-properties officeooo:rsid="00291972" officeooo:paragraph-rsid="00291972"/>
    </style:style>
    <style:style style:name="P17" style:family="paragraph" style:parent-style-name="Text_20_body" style:list-style-name="L4">
      <style:text-properties officeooo:rsid="00291972" officeooo:paragraph-rsid="00291972"/>
    </style:style>
    <style:style style:name="P18" style:family="paragraph" style:parent-style-name="Text_20_body">
      <style:text-properties officeooo:rsid="0029530b" officeooo:paragraph-rsid="0029530b"/>
    </style:style>
    <style:style style:name="T1" style:family="text">
      <style:text-properties fo:color="#569cd6" loext:opacity="100%"/>
    </style:style>
    <style:style style:name="T2" style:family="text">
      <style:text-properties fo:color="#569cd6" loext:opacity="100%" style:font-name="Consolas" fo:font-size="10.5pt" fo:font-weight="normal"/>
    </style:style>
    <style:style style:name="T3" style:family="text">
      <style:text-properties fo:color="#9cdcfe" loext:opacity="100%"/>
    </style:style>
    <style:style style:name="T4" style:family="text">
      <style:text-properties fo:color="#9cdcfe" loext:opacity="100%" style:font-name="Consolas" fo:font-size="10.5pt" fo:font-weight="normal"/>
    </style:style>
    <style:style style:name="T5" style:family="text">
      <style:text-properties fo:color="#ce9178" loext:opacity="100%"/>
    </style:style>
    <style:style style:name="T6" style:family="text">
      <style:text-properties fo:color="#ce9178" loext:opacity="100%" style:font-name="Consolas" fo:font-size="10.5pt" fo:font-weight="normal"/>
    </style:style>
    <style:style style:name="T7" style:family="text">
      <style:text-properties fo:color="#ce9178" loext:opacity="100%" style:font-name="Consolas" fo:font-size="10.5pt" fo:font-weight="normal" fo:background-color="#1e1e1e" loext:char-shading-value="0"/>
    </style:style>
    <style:style style:name="T8" style:family="text">
      <style:text-properties officeooo:rsid="001ff98f"/>
    </style:style>
    <style:style style:name="T9" style:family="text">
      <style:text-properties officeooo:rsid="0025f6f1"/>
    </style:style>
    <style:style style:name="T10" style:family="text">
      <style:text-properties officeooo:rsid="002738fe"/>
    </style:style>
    <style:style style:name="T11" style:family="text">
      <style:text-properties style:font-name="Consolas" fo:font-size="10.5pt" fo:font-weight="normal"/>
    </style:style>
    <style:style style:name="T12" style:family="text">
      <style:text-properties fo:color="#808080" loext:opacity="100%"/>
    </style:style>
    <style:style style:name="T13" style:family="text">
      <style:text-properties fo:color="#808080" loext:opacity="100%" style:font-name="Consolas" fo:font-size="10.5pt"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entarios <text:span text:style-name="T8">a la solución de esta PEC:</text:span></text:h>
      <text:h text:style-name="P1" text:outline-level="2">Ejercicio 1:</text:h>
      <text:list xml:id="list3091354951" text:style-name="L1">
        <text:list-item>
          <text:p text:style-name="P14"><text:span text:style-name="T9">A medida que iba implementando formularios en angular material, me fui dando cuenta que el control de errores es muy similar en todos los controles así que decidí implementar un errorHandler común para todos ellos. Me basé para esto en </text:span><text:a xlink:type="simple" xlink:href="https://gist.github.com/klement97/58ab606031c4fe4a2a04b6ed8c2e9d92" text:style-name="Internet_20_link" text:visited-style-name="Visited_20_Internet_20_Link"><text:span text:style-name="T9">https://gist.github.com/klement97/58ab606031c4fe4a2a04b6ed8c2e9d92</text:span></text:a><text:span text:style-name="T9"> </text:span></text:p>
        </text:list-item>
      </text:list>
      <text:h text:style-name="P2" text:outline-level="2">Ejercicio 2:</text:h>
      <text:list xml:id="list665607782" text:style-name="L3">
        <text:list-item>
          <text:p text:style-name="P16">Para maquetar la tabla he utilizado tablas de angular material (mat-table”</text:p>
        </text:list-item>
        <text:list-item>
          <text:p text:style-name="P15">Para los iconos de editar y borrar de los elementos de las tablas añado font-awesome mediante </text:p>
        </text:list-item>
      </text:list>
      <text:list xml:id="list2693811329" text:style-name="L2">
        <text:list-header>
          <text:p text:style-name="P5">npm i font-awesome</text:p>
          <text:p text:style-name="P11"><text:span text:style-name="T10">y lo importo globalmente en styles.scss con </text:span><text:span text:style-name="T7">../node_modules/font-awesome/scss/font-awesome.scss</text:span></text:p>
          <text:p text:style-name="P5"/>
          <text:p text:style-name="P5"/>
        </text:list-header>
      </text:list>
      <text:h text:style-name="P3" text:outline-level="2">Ejercicio 3:</text:h>
      <text:list xml:id="list3573292301" text:style-name="L4">
        <text:list-item>
          <text:p text:style-name="P17">Para poner el spinner he declarado una variable Observable de tipo State en cada componente y he activado/desactivado el spinner dependiendo de la variable “loading” de los estados:</text:p>
          <text:p text:style-name="P6">postState: Observable&lt;PostsState&gt;;</text:p>
        </text:list-item>
        <text:list-item>
          <text:p text:style-name="P6">…</text:p>
        </text:list-item>
        <text:list-item>
          <text:p text:style-name="P6"><text:span text:style-name="T1">this</text:span>.postState = store.select(<text:span text:style-name="T5">'posts'</text:span>);</text:p>
        </text:list-item>
      </text:list>
      <text:p text:style-name="P7"/>
      <text:p text:style-name="P8"/>
      <text:p text:style-name="P12">Y en el HTML </text:p>
      <text:p text:style-name="P9"/>
      <text:list xml:id="list174929885449467" text:continue-numbering="true" text:style-name="L4">
        <text:list-item>
          <text:p text:style-name="P6"> <text:span text:style-name="T12">&lt;</text:span><text:span text:style-name="T1">div</text:span> <text:span text:style-name="T3">*ngIf</text:span>=<text:span text:style-name="T5">"</text:span>postState | async <text:span text:style-name="T1">as</text:span> p<text:span text:style-name="T5">"</text:span><text:span text:style-name="T12">&gt;</text:span></text:p>
        </text:list-item>
      </text:list>
      <text:p text:style-name="P10">    <text:span text:style-name="T13">&lt;</text:span><text:span text:style-name="T2">div</text:span><text:span text:style-name="T11"> </text:span><text:span text:style-name="T4">class</text:span><text:span text:style-name="T11">=</text:span><text:span text:style-name="T6">"overlay"</text:span><text:span text:style-name="T11"> </text:span><text:span text:style-name="T4">*ngIf</text:span><text:span text:style-name="T11">=</text:span><text:span text:style-name="T6">"</text:span><text:span text:style-name="T11">p.loading</text:span><text:span text:style-name="T6">"</text:span><text:span text:style-name="T13">&gt;</text:span></text:p>
      <text:p text:style-name="P10">      <text:span text:style-name="T13">&lt;</text:span><text:span text:style-name="T2">div</text:span><text:span text:style-name="T11"> </text:span><text:span text:style-name="T4">class</text:span><text:span text:style-name="T11">=</text:span><text:span text:style-name="T6">"center"</text:span><text:span text:style-name="T13">&gt;</text:span></text:p>
      <text:p text:style-name="P10">        <text:span text:style-name="T13">&lt;</text:span><text:span text:style-name="T2">mat-progress-spinner</text:span><text:span text:style-name="T11"> </text:span><text:span text:style-name="T4">diameter</text:span><text:span text:style-name="T11">=</text:span><text:span text:style-name="T6">50</text:span><text:span text:style-name="T11"> </text:span><text:span text:style-name="T4">mode</text:span><text:span text:style-name="T11">=</text:span><text:span text:style-name="T6">"indeterminate"</text:span><text:span text:style-name="T11"> </text:span><text:span text:style-name="T4">color</text:span><text:span text:style-name="T11">=</text:span><text:span text:style-name="T6">"accent"</text:span><text:span text:style-name="T13">&gt;</text:span></text:p>
      <text:p text:style-name="P10">        <text:span text:style-name="T13">&lt;/</text:span><text:span text:style-name="T2">mat-progress-spinner</text:span><text:span text:style-name="T13">&gt;</text:span></text:p>
      <text:p text:style-name="P10">      <text:span text:style-name="T13">&lt;/</text:span><text:span text:style-name="T2">div</text:span><text:span text:style-name="T13">&gt;</text:span></text:p>
      <text:p text:style-name="P10">    <text:span text:style-name="T13">&lt;/</text:span><text:span text:style-name="T2">div</text:span><text:span text:style-name="T13">&gt;</text:span></text:p>
      <text:p text:style-name="P10">  <text:span text:style-name="T13">&lt;/</text:span><text:span text:style-name="T2">div</text:span><text:span text:style-name="T13">&gt;</text:span></text:p>
      <text:p text:style-name="P13"/>
      <text:h text:style-name="P4" text:outline-level="2">Ejercicio 5</text:h>
      <text:p text:style-name="P18">Añado a cada “card” una imagen aleatoria desde la web de imágenes de la teoría. </text:p>
      <text:p text:style-name="P18">Añado animación a todas las cards para que aparezcan haciendo un “fadeIn”.</text:p>
      <text:h text:style-name="P4" text:outline-level="2"><text:soft-page-break/>Ejercicio 6</text:h>
      <text:p text:style-name="P18">Utilizo ngxChars para representar el gráfico de barras con los likes/dislikes.</text:p>
      <text:h text:style-name="P4"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14T17:49:28.553000000</dc:date>
    <meta:editing-duration>PT12H49M47S</meta:editing-duration>
    <meta:editing-cycles>9</meta:editing-cycles>
    <meta:generator>LibreOffice/7.3.0.3$Windows_X86_64 LibreOffice_project/0f246aa12d0eee4a0f7adcefbf7c878fc2238db3</meta:generator>
    <meta:document-statistic meta:table-count="0" meta:image-count="0" meta:object-count="0" meta:page-count="2" meta:paragraph-count="29" meta:word-count="203" meta:character-count="1437" meta:non-whitespace-character-count="1230"/>
  </office:meta>
</office:document-meta>
</file>